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2.551cm" fo:break-before="auto" style:use-optimal-row-height="tru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1.66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ce51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cf5c11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d06621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0" style:family="table-cell" style:parent-style-name="Default">
      <style:table-cell-properties fo:background-color="#cf5c11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d06621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cf5c11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d06621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Default"/>
        <table:table-column table:style-name="co1" table:default-cell-style-name="ce40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<text:span text:style-name="T1">Horario de rutina: Locura I (Nivel 8) [PATRÓN SMOOTH</text:span>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0" office:value-type="string" calcext:value-type="string">
            <text:p>Martes</text:p>
          </table:table-cell>
          <table:table-cell table:style-name="ce20" office:value-type="string" calcext:value-type="string">
            <text:p>Miércoles</text:p>
          </table:table-cell>
          <table:table-cell table:style-name="ce20" office:value-type="string" calcext:value-type="string">
            <text:p>Jueves</text:p>
          </table:table-cell>
          <table:table-cell table:style-name="ce20" office:value-type="string" calcext:value-type="string">
            <text:p>Viernes</text:p>
          </table:table-cell>
          <table:table-cell table:style-name="ce20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4" office:value-type="string" calcext:value-type="string">
            <text:p>Día Mixto</text:p>
          </table:table-cell>
          <table:table-cell table:style-name="ce24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 calcext:value-type="string" table:number-columns-spanned="6" table:number-rows-spanned="1">
            <text:p>Primera parte</text:p>
          </table:table-cell>
          <table:covered-table-cell table:number-columns-repeated="5" table:style-name="ce25"/>
          <table:table-cell table:style-name="ce38" table:number-columns-spanned="1" table:number-rows-spanned="16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26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6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6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6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6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12" office:value-type="string" calcext:value-type="string" table:number-columns-spanned="6" table:number-rows-spanned="1">
            <text:p>Segunda parte</text:p>
          </table:table-cell>
          <table:covered-table-cell table:number-columns-repeated="5" table:style-name="ce25"/>
          <table:covered-table-cell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26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6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6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6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6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12" office:value-type="string" calcext:value-type="string" table:number-columns-spanned="6" table:number-rows-spanned="1">
            <text:p>Tercera parte</text:p>
          </table:table-cell>
          <table:covered-table-cell table:number-columns-repeated="5" table:style-name="ce25"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table:style-name="ce25" office:value-type="string" calcext:value-type="string">
            <text:p><text:span text:style-name="T3">06:00hs:</text:span></text:p>
            <text:p><text:span text:style-name="T3">Proyecto Zero</text:span></text:p>
            <text:p><text:span text:style-name="T4">09:00hs</text:span></text:p>
          </table:table-cell>
          <table:table-cell table:style-name="ce25"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table:style-name="ce25" office:value-type="string" calcext:value-type="string">
            <text:p><text:span text:style-name="T3">06:00hs:</text:span></text:p>
            <text:p><text:span text:style-name="T3">Proyecto Zero</text:span></text:p>
            <text:p><text:span text:style-name="T4">09:00hs</text:span></text:p>
          </table:table-cell>
          <table:table-cell table:style-name="ce25"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table:style-name="ce25"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2"/>
          <table:table-cell table:style-name="ce25" table:number-columns-repeated="5"/>
          <table:covered-table-cell/>
          <table:table-cell table:number-columns-repeated="2"/>
        </table:table-row>
        <table:table-row table:style-name="ro11">
          <table:table-cell/>
          <table:table-cell table:style-name="ce12" office:value-type="string" calcext:value-type="string" table:number-columns-spanned="6" table:number-rows-spanned="1">
            <text:p>Cuarta parte</text:p>
          </table:table-cell>
          <table:covered-table-cell table:number-columns-repeated="5" table:style-name="ce25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table:style-name="ce25" office:value-type="string" calcext:value-type="string">
            <text:p><text:span text:style-name="T3">09:00hs:</text:span></text:p>
            <text:p><text:span text:style-name="T3">Proyecto Zero</text:span></text:p>
            <text:p><text:span text:style-name="T4">10:30hs</text:span></text:p>
          </table:table-cell>
          <table:table-cell table:style-name="ce25" office:value-type="string" calcext:value-type="string">
            <text:p><text:span text:style-name="T3">09:00hs:</text:span></text:p>
            <text:p><text:span text:style-name="T3">Proyecto Zero</text:span></text:p>
            <text:p><text:span text:style-name="T4">12:00hs</text:span></text:p>
          </table:table-cell>
          <table:table-cell table:style-name="ce25" office:value-type="string" calcext:value-type="string">
            <text:p><text:span text:style-name="T3">09:00hs:</text:span></text:p>
            <text:p><text:span text:style-name="T3">Proyecto Zero</text:span></text:p>
            <text:p><text:span text:style-name="T4">10:30hs</text:span></text:p>
          </table:table-cell>
          <table:table-cell table:style-name="ce25" office:value-type="string" calcext:value-type="string">
            <text:p><text:span text:style-name="T3">09:00hs:</text:span></text:p>
            <text:p><text:span text:style-name="T3">Proyecto Zero</text:span></text:p>
            <text:p><text:span text:style-name="T4">12:00hs</text:span></text:p>
          </table:table-cell>
          <table:table-cell table:style-name="ce25" office:value-type="string" calcext:value-type="string">
            <text:p><text:span text:style-name="T3">09:00hs:</text:span></text:p>
            <text:p><text:span text:style-name="T3">Proyecto Zero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10:30hs:</text:p>
            <text:p><text:span text:style-name="T3">Proyecto Zero</text:span></text:p>
            <text:p><text:span text:style-name="T2">12:00hs</text:span></text:p>
          </table:table-cell>
          <table:table-cell table:style-name="ce25"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style-name="ce25"/>
          <table:table-cell table:style-name="ce25"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style-name="ce25" table:number-columns-repeated="2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 table:style-name="ce25"/>
          <table:table-cell table:style-name="ce25" office:value-type="string" calcext:value-type="string">
            <text:p>11:35hs:</text:p>
            <text:p>Reflexión</text:p>
            <text:p><text:span text:style-name="T2">12:00hs</text:span></text:p>
          </table:table-cell>
          <table:table-cell table:style-name="ce25"/>
          <table:table-cell table:style-name="ce25" office:value-type="string" calcext:value-type="string">
            <text:p>11:35hs:</text:p>
            <text:p>Reflexión</text:p>
            <text:p><text:span text:style-name="T2">12:00hs</text:span></text:p>
          </table:table-cell>
          <table:table-cell table:style-name="ce25"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table:style-name="ce12" office:value-type="string" calcext:value-type="string" table:number-columns-spanned="6" table:number-rows-spanned="1">
            <text:p>Quinta parte</text:p>
          </table:table-cell>
          <table:covered-table-cell table:number-columns-repeated="5" table:style-name="ce25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12:00hs:Almuerzo</text:p>
            <text:p><text:span text:style-name="T2">14:30hs</text:span></text:p>
          </table:table-cell>
          <table:table-cell table:style-name="ce25" office:value-type="string" calcext:value-type="string">
            <text:p>12:00hs:Almuerzo</text:p>
            <text:p><text:span text:style-name="T2">14:30hs</text:span></text:p>
          </table:table-cell>
          <table:table-cell table:style-name="ce25" office:value-type="string" calcext:value-type="string">
            <text:p>12:00hs:Almuerzo</text:p>
            <text:p><text:span text:style-name="T2">14:30hs</text:span></text:p>
          </table:table-cell>
          <table:table-cell table:style-name="ce25" office:value-type="string" calcext:value-type="string">
            <text:p>12:00hs:Almuerzo</text:p>
            <text:p><text:span text:style-name="T2">14:30hs</text:span></text:p>
          </table:table-cell>
          <table:table-cell table:style-name="ce25" office:value-type="string" calcext:value-type="string">
            <text:p>12:00hs:Almuerzo</text:p>
            <text:p><text:span text:style-name="T2">14:30hs</text:span></text:p>
          </table:table-cell>
          <table:table-cell table:style-name="ce25" office:value-type="string" calcext:value-type="string">
            <text:p>12:00hs:Almuerzo</text:p>
            <text:p><text:span text:style-name="T2">14:30hs</text:span></text:p>
          </table:table-cell>
          <table:covered-table-cell/>
          <table:table-cell/>
          <table:table-cell table:style-name="ce3"/>
        </table:table-row>
        <table:table-row table:style-name="ro14">
          <table:table-cell/>
          <table:table-cell office:value-type="string" calcext:value-type="string">
            <text:p>12:00hs:</text:p>
            <text:p>Proyecto Zero</text:p>
            <text:p><text:span text:style-name="T2">15:00hs</text:span></text:p>
          </table:table-cell>
          <table:table-cell table:style-name="ce25" office:value-type="string" calcext:value-type="string">
            <text:p><text:span text:style-name="T3">12:00hs:</text:span></text:p>
            <text:p><text:span text:style-name="T3">Proyecto Zero</text:span></text:p>
            <text:p><text:span text:style-name="T4">15:00hs</text:span></text:p>
          </table:table-cell>
          <table:table-cell table:style-name="ce25" office:value-type="string" calcext:value-type="string">
            <text:p><text:span text:style-name="T3">12:00hs:</text:span></text:p>
            <text:p><text:span text:style-name="T3">Proyecto Zero</text:span></text:p>
            <text:p><text:span text:style-name="T4">15:00hs</text:span></text:p>
          </table:table-cell>
          <table:table-cell table:style-name="ce25" office:value-type="string" calcext:value-type="string">
            <text:p><text:span text:style-name="T3">12:00hs:</text:span></text:p>
            <text:p><text:span text:style-name="T3">Proyecto Zero</text:span></text:p>
            <text:p><text:span text:style-name="T4">15:00hs</text:span></text:p>
          </table:table-cell>
          <table:table-cell table:style-name="ce25" office:value-type="string" calcext:value-type="string">
            <text:p><text:span text:style-name="T3">12:00hs:</text:span></text:p>
            <text:p><text:span text:style-name="T3">Proyecto Zero</text:span></text:p>
            <text:p><text:span text:style-name="T4">15:00hs</text:span></text:p>
          </table:table-cell>
          <table:table-cell table:style-name="ce25" office:value-type="string" calcext:value-type="string">
            <text:p><text:span text:style-name="T3">12:00hs:</text:span></text:p>
            <text:p><text:span text:style-name="T3">Proyecto Zero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5">
          <table:table-cell/>
          <table:table-cell table:style-name="ce12" office:value-type="string" calcext:value-type="string" table:number-columns-spanned="6" table:number-rows-spanned="1">
            <text:p>Sexta parte</text:p>
          </table:table-cell>
          <table:covered-table-cell table:number-columns-repeated="5" table:style-name="ce25"/>
          <table:covered-table-cell/>
          <table:table-cell table:number-columns-repeated="2"/>
        </table:table-row>
        <table:table-row table:style-name="ro16">
          <table:table-cell/>
          <table:table-cell table:style-name="ce15"/>
          <table:table-cell table:style-name="ce25" office:value-type="string" calcext:value-type="string">
            <text:p><text:span text:style-name="T3">15:00hs:</text:span></text:p>
            <text:p><text:span text:style-name="T3">Proyecto Zero o</text:span></text:p>
            <text:p><text:span text:style-name="T3">Engranaje </text:span></text:p>
            <text:p><text:span text:style-name="T3">Embarrado</text:span></text:p>
            <text:p><text:span text:style-name="T4">17:00hs</text:span></text:p>
          </table:table-cell>
          <table:table-cell table:style-name="ce25"/>
          <table:table-cell table:style-name="ce25" office:value-type="string" calcext:value-type="string">
            <text:p><text:span text:style-name="T3">15:00hs:</text:span></text:p>
            <text:p><text:span text:style-name="T3">Paseo</text:span></text:p>
            <text:p><text:span text:style-name="T3">Vespertino</text:span></text:p>
            <text:p><text:span text:style-name="T4">16:30hs</text:span></text:p>
          </table:table-cell>
          <table:table-cell table:style-name="ce25" table:number-columns-repeated="2"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15:00hs:</text:p>
            <text:p><text:span text:style-name="T3">Proyecto Zero o</text:span></text:p>
            <text:p><text:span text:style-name="T3">Engranaje </text:span></text:p>
            <text:p><text:span text:style-name="T3">Embarrado</text:span></text:p>
            <text:p><text:span text:style-name="T2">18:00hs</text:span></text:p>
          </table:table-cell>
          <table:table-cell table:style-name="ce25" office:value-type="string" calcext:value-type="string">
            <text:p><text:span text:style-name="T3">17:00hs:</text:span></text:p>
            <text:p><text:span text:style-name="T3">Salida a sesiones</text:span></text:p>
            <text:p><text:span text:style-name="T4">18:00hs</text:span></text:p>
          </table:table-cell>
          <table:table-cell table:style-name="ce25" office:value-type="string" calcext:value-type="string">
            <text:p><text:span text:style-name="T3">15:00hs:</text:span></text:p>
            <text:p><text:span text:style-name="T3">Proyecto Zero</text:span></text:p>
            <text:p><text:span text:style-name="T4">18:00hs</text:span></text:p>
          </table:table-cell>
          <table:table-cell table:style-name="ce25" office:value-type="string" calcext:value-type="string">
            <text:p><text:span text:style-name="T3">16:30hs:</text:span></text:p>
            <text:p><text:span text:style-name="T3">Proyecto Zero</text:span></text:p>
            <text:p><text:span text:style-name="T4">18:00hs</text:span></text:p>
          </table:table-cell>
          <table:table-cell table:style-name="ce25" office:value-type="string" calcext:value-type="string">
            <text:p><text:span text:style-name="T3">15:00hs:</text:span></text:p>
            <text:p><text:span text:style-name="T3">Proyecto Zero</text:span></text:p>
            <text:p><text:span text:style-name="T4">18:00hs</text:span></text:p>
          </table:table-cell>
          <table:table-cell table:style-name="ce25" office:value-type="string" calcext:value-type="string">
            <text:p><text:span text:style-name="T3">15:00hs:</text:span></text:p>
            <text:p><text:span text:style-name="T3">Proyecto Zero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0">
          <table:table-cell/>
          <table:table-cell table:style-name="ce12" office:value-type="string" calcext:value-type="string" table:number-columns-spanned="6" table:number-rows-spanned="1">
            <text:p>Séptima parte</text:p>
          </table:table-cell>
          <table:covered-table-cell table:number-columns-repeated="5" table:style-name="ce25"/>
          <table:table-cell table:style-name="ce42" table:number-columns-spanned="1" table:number-rows-spanned="5"/>
          <table:table-cell table:number-columns-repeated="2"/>
        </table:table-row>
        <table:table-row table:style-name="ro17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table:style-name="ce25" office:value-type="string" calcext:value-type="string">
            <text:p><text:span text:style-name="T3">18:00hs:</text:span></text:p>
            <text:p><text:span text:style-name="T3">Proyecto Engranaje</text:span></text:p>
            <text:p><text:span text:style-name="T3">Embarrado </text:span></text:p>
            <text:p><text:span text:style-name="T3">(Sesiones)</text:span></text:p>
            <text:p><text:span text:style-name="T5">19:30hs</text:span></text:p>
          </table:table-cell>
          <table:table-cell table:style-name="ce25"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table:style-name="ce25"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table:style-name="ce25"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table:style-name="ce25"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8">
          <table:table-cell/>
          <table:table-cell table:style-name="ce12" office:value-type="string" calcext:value-type="string" table:number-columns-spanned="6" table:number-rows-spanned="1">
            <text:p>Octava parte</text:p>
          </table:table-cell>
          <table:covered-table-cell table:number-columns-repeated="5" table:style-name="ce25"/>
          <table:covered-table-cell/>
          <table:table-cell table:number-columns-repeated="2"/>
        </table:table-row>
        <table:table-row table:style-name="ro19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30" office:value-type="string" calcext:value-type="string">
            <text:p><text:span text:style-name="T3">19:3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19">
          <table:table-cell/>
          <table:table-cell table:style-name="ce17"/>
          <table:table-cell table:style-name="ce27" table:number-columns-repeated="3"/>
          <table:table-cell table:style-name="ce27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27"/>
          <table:covered-table-cell table:style-name="ce43"/>
          <table:table-cell table:number-columns-repeated="2"/>
        </table:table-row>
        <table:table-row table:style-name="ro20" table:number-rows-repeated="5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20">
          <table:table-cell/>
          <table:table-cell table:style-name="Default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2"/>
        </table:table-row>
        <table:table-row table:style-name="ro20" table:number-rows-repeated="3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20">
          <table:table-cell/>
          <table:table-cell table:style-name="Default"/>
          <table:table-cell table:style-name="ce28"/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 style:data-style-name="N2" text:time-value="12:33:55.5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6M31S</meta:editing-duration>
    <meta:editing-cycles>30</meta:editing-cycles>
    <meta:generator>LibreOffice/7.3.3.2$Windows_X86_64 LibreOffice_project/d1d0ea68f081ee2800a922cac8f79445e4603348</meta:generator>
    <dc:date>2023-04-23T14:33:48.952000000</dc:date>
    <meta:document-statistic meta:table-count="1" meta:cell-count="88" meta:object-count="0"/>
  </office:meta>
</office:document-meta>
</file>